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4.208cm" fo:margin-left="1.228cm" table:align="left"/>
    </style:style>
    <style:style style:name="Table2.A" style:family="table-column">
      <style:table-column-properties style:column-width="14.208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4.208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7.011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4.102cm" fo:margin-left="1.281cm" table:align="left"/>
    </style:style>
    <style:style style:name="Table4.A" style:family="table-column">
      <style:table-column-properties style:column-width="6.615cm"/>
    </style:style>
    <style:style style:name="Table4.B" style:family="table-column">
      <style:table-column-properties style:column-width="7.488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4.102cm" fo:margin-left="1.281cm" table:align="left"/>
    </style:style>
    <style:style style:name="Table6.A" style:family="table-column">
      <style:table-column-properties style:column-width="6.615cm"/>
    </style:style>
    <style:style style:name="Table6.B" style:family="table-column">
      <style:table-column-properties style:column-width="7.488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4.102cm" fo:margin-left="1.254cm" table:align="left"/>
    </style:style>
    <style:style style:name="Table3.A" style:family="table-column">
      <style:table-column-properties style:column-width="6.615cm"/>
    </style:style>
    <style:style style:name="Table3.B" style:family="table-column">
      <style:table-column-properties style:column-width="7.488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4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5" style:family="paragraph" style:parent-style-name="Table_20_Contents">
      <style:paragraph-properties fo:text-align="start" style:justify-single-word="false"/>
      <style:text-properties officeooo:rsid="001502b5" officeooo:paragraph-rsid="002d1f95"/>
    </style:style>
    <style:style style:name="P6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7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8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9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1" style:family="paragraph" style:parent-style-name="Table_20_Contents">
      <loext:graphic-properties draw:fill="none"/>
      <style:paragraph-properties fo:margin-left="-0.499cm" fo:margin-right="-0.499cm" fo:text-align="center" style:justify-single-word="false" fo:orphans="0" fo:widows="0" fo:text-indent="0cm" style:auto-text-indent="false" fo:background-color="transparent" text:number-lines="false" text:line-number="0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2" style:family="paragraph" style:parent-style-name="Text_20_body">
      <style:text-properties officeooo:rsid="00090ecc" officeooo:paragraph-rsid="00090ecc"/>
    </style:style>
    <style:style style:name="P13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4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5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16" style:family="paragraph" style:parent-style-name="Table_20_Contents">
      <style:text-properties officeooo:rsid="0029895b" officeooo:paragraph-rsid="0029895b"/>
    </style:style>
    <style:style style:name="P17" style:family="paragraph" style:parent-style-name="Table_20_Contents">
      <style:paragraph-properties fo:text-align="start" style:justify-single-word="false"/>
      <style:text-properties officeooo:rsid="0020cdfc" officeooo:paragraph-rsid="0029895b"/>
    </style:style>
    <style:style style:name="P18" style:family="paragraph" style:parent-style-name="Table_20_Contents">
      <style:paragraph-properties fo:text-align="center" style:justify-single-word="false"/>
      <style:text-properties officeooo:rsid="002efe9d" officeooo:paragraph-rsid="002efe9d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efe9d" officeooo:paragraph-rsid="002efe9d"/>
    </style:style>
    <style:style style:name="P20" style:family="paragraph" style:parent-style-name="Table_20_Contents">
      <style:text-properties officeooo:rsid="002efe9d" officeooo:paragraph-rsid="002efe9d"/>
    </style:style>
    <style:style style:name="P21" style:family="paragraph" style:parent-style-name="Table_20_Contents">
      <style:paragraph-properties fo:text-align="start" style:justify-single-word="false"/>
      <style:text-properties officeooo:rsid="002efe9d" officeooo:paragraph-rsid="002efe9d"/>
    </style:style>
    <style:style style:name="P22" style:family="paragraph" style:parent-style-name="Table_20_Contents">
      <style:text-properties officeooo:rsid="0029895b" officeooo:paragraph-rsid="0029895b"/>
    </style:style>
    <style:style style:name="P23" style:family="paragraph" style:parent-style-name="Table_20_Contents">
      <style:text-properties officeooo:rsid="002aabd0" officeooo:paragraph-rsid="002aabd0"/>
    </style:style>
    <style:style style:name="P24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cad7b" officeooo:paragraph-rsid="001cad7b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0507e6"/>
    </style:style>
    <style:style style:name="T4" style:family="text">
      <style:text-properties officeooo:rsid="0024a560"/>
    </style:style>
    <style:style style:name="T5" style:family="text">
      <style:text-properties officeooo:rsid="002b7028"/>
    </style:style>
    <style:style style:name="T6" style:family="text">
      <style:text-properties officeooo:rsid="002cc51f"/>
    </style:style>
    <style:style style:name="T7" style:family="text">
      <style:text-properties officeooo:rsid="002ef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1">DERBYSHIRE SENIOR CUP </text:p>
            <text:p text:style-name="P11"/>
            <text:p text:style-name="P10">FIRST ROUND </text:p>
            <text:p text:style-name="P25"><text:span text:style-name="T6">Saturday</text:span><text:span text:style-name="T4"> </text:span><text:span text:style-name="T7">November</text:span><text:span text:style-name="T4"> </text:span><text:span text:style-name="T7">2nd</text:span> 19<text:span text:style-name="T7">68</text:span></text:p>
            <text:p text:style-name="P25"/>
            <text:p text:style-name="P19">Municipal Sports Ground Derby</text:p>
            <text:p text:style-name="P3">Kick Off <text:s/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LLENTON ATHLETIC</text:p>
          </table:table-cell>
          <table:table-cell table:style-name="Table1.A1" office:value-type="string">
            <text:p text:style-name="P18">1-3</text:p>
          </table:table-cell>
          <table:table-cell table:style-name="Table1.A1" office:value-type="string">
            <text:p text:style-name="P18">DERBY ROE FARM ATHLETIC 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Shirts <text:s/>: </text:p>
            <text:p text:style-name="P16">Shorts : </text:p>
            <text:p text:style-name="P16"/>
            <text:p text:style-name="P20">Chris Wilson <text:s text:c="3"/>GK</text:p>
            <text:p text:style-name="P20">Peter Harper</text:p>
            <text:p text:style-name="P20">Senior</text:p>
            <text:p text:style-name="P20">Stuart Woodings</text:p>
            <text:p text:style-name="P20">Steven Sibley</text:p>
            <text:p text:style-name="P20">Ronald Danvers</text:p>
            <text:p text:style-name="P20">Brian Harris</text:p>
            <text:p text:style-name="P20">John Barlow</text:p>
            <text:p text:style-name="P20">David Parker</text:p>
            <text:p text:style-name="P20">Robert Stokoe</text:p>
            <text:p text:style-name="P20">John O’Sullivan</text:p>
            <text:p text:style-name="P20"/>
            <text:p text:style-name="P20">SUBSTITUTES</text:p>
            <text:p text:style-name="P20">Steven Gibson</text:p>
          </table:table-cell>
          <table:table-cell table:style-name="Table4.A1" office:value-type="string">
            <text:p text:style-name="P16">Shirts <text:s/>: <text:span text:style-name="T7">Blue/White Stripes</text:span></text:p>
            <text:p text:style-name="P16">Shorts : <text:span text:style-name="T7">Blue</text:span></text:p>
            <text:p text:style-name="P16"/>
            <text:p text:style-name="P20">Roger Porter <text:s text:c="3"/>GK</text:p>
            <text:p text:style-name="P20">Terry Fitchett</text:p>
            <text:p text:style-name="P20">David Furlong</text:p>
            <text:p text:style-name="P20">Patrick Mills</text:p>
            <text:p text:style-name="P20">Roy Perry</text:p>
            <text:p text:style-name="P20">Mick A’hearne</text:p>
            <text:p text:style-name="P20">Maurice Garside</text:p>
            <text:p text:style-name="P20">Melvyn Sexton</text:p>
            <text:p text:style-name="P20">Eric Loydall</text:p>
            <text:p text:style-name="P20">Robert Taylor</text:p>
            <text:p text:style-name="P20">Ray Fearn</text:p>
            <text:p text:style-name="P20"/>
            <text:p text:style-name="P20">SUBSTITUTES</text:p>
            <text:p text:style-name="P20">John Wilkinson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M<text:span text:style-name="T1">anager</text:span></text:p>
            <text:p text:style-name="P21">Ray Molson</text:p>
            <text:p text:style-name="P14"/>
            <text:p text:style-name="P4">Referee</text:p>
            <text:p text:style-name="P8">M<text:span text:style-name="T2">r </text:span><text:span text:style-name="T3"><text:s/></text:span></text:p>
            <text:p text:style-name="P8"/>
            <text:p text:style-name="P7"/>
            <text:p text:style-name="P9">Half Time <text:s text:c="3"/><text:span text:style-name="T7">1-0</text:span></text:p>
          </table:table-cell>
          <table:table-cell table:style-name="Table6.A1" office:value-type="string">
            <text:p text:style-name="P15">M<text:span text:style-name="T1">anager</text:span></text:p>
            <text:p text:style-name="P14"/>
            <text:p text:style-name="P6"/>
            <text:p text:style-name="P17">Linesmen</text:p>
            <text:p text:style-name="P17"/>
            <text:p text:style-name="P1"/>
            <text:p text:style-name="P1"/>
            <text:p text:style-name="P5">Attendance <text:s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John O’Sullivan</text:p>
            <text:p text:style-name="P20">Eric Loydall</text:p>
            <text:p text:style-name="P20">Roy Perry</text:p>
            <text:p text:style-name="P20">Eric Loydall</text:p>
          </table:table-cell>
          <table:table-cell table:style-name="Table3.A1" office:value-type="string">
            <text:p text:style-name="P23"><text:span text:style-name="T7">38</text:span> min <text:s text:c="28"/><text:span text:style-name="T5">1-0</text:span></text:p>
            <text:p text:style-name="P20">50 min <text:s text:c="28"/>1-1</text:p>
            <text:p text:style-name="P20">72 min <text:s text:c="28"/>1-2</text:p>
            <text:p text:style-name="P20">78 min <text:s text:c="28"/>1-3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11T23:27:13.466000000</dc:date>
    <meta:editing-duration>PT11H41M31S</meta:editing-duration>
    <meta:editing-cycles>42</meta:editing-cycles>
    <meta:generator>Coolle_Office_for_Docs_and_Sheet/7.4.2.3$Windows_X86_64 LibreOffice_project/</meta:generator>
    <meta:document-statistic meta:table-count="5" meta:image-count="0" meta:object-count="0" meta:page-count="1" meta:paragraph-count="54" meta:word-count="115" meta:character-count="806" meta:non-whitespace-character-count="611"/>
  </office:meta>
</office:document-meta>
</file>